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252in"/>
    </style:style>
    <style:style style:name="co3" style:family="table-column">
      <style:table-column-properties fo:break-before="auto" style:column-width="1.9571in"/>
    </style:style>
    <style:style style:name="co4" style:family="table-column">
      <style:table-column-properties fo:break-before="auto" style:column-width="1.1598in"/>
    </style:style>
    <style:style style:name="co5" style:family="table-column">
      <style:table-column-properties fo:break-before="auto" style:column-width="1.4547in"/>
    </style:style>
    <style:style style:name="co6" style:family="table-column">
      <style:table-column-properties fo:break-before="auto" style:column-width="1.3783in"/>
    </style:style>
    <style:style style:name="co7" style:family="table-column">
      <style:table-column-properties fo:break-before="auto" style:column-width="1.0071in"/>
    </style:style>
    <style:style style:name="co8" style:family="table-column">
      <style:table-column-properties fo:break-before="auto" style:column-width="1.072in"/>
    </style:style>
    <style:style style:name="co9" style:family="table-column">
      <style:table-column-properties fo:break-before="auto" style:column-width="0.6902in"/>
    </style:style>
    <style:style style:name="co10" style:family="table-column">
      <style:table-column-properties fo:break-before="auto" style:column-width="1.389in"/>
    </style:style>
    <style:style style:name="co11" style:family="table-column">
      <style:table-column-properties fo:break-before="auto" style:column-width="1.0508in"/>
    </style:style>
    <style:style style:name="co12" style:family="table-column">
      <style:table-column-properties fo:break-before="auto" style:column-width="1.290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0"/>
    <style:style style:name="ce3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Countries</text:p>
          </table:table-cell>
          <table:table-cell table:number-columns-repeated="10"/>
        </table:table-row>
        <table:table-row table:style-name="ro1">
          <table:table-cell office:value-type="string">
            <text:p>country_id</text:p>
          </table:table-cell>
          <table:table-cell office:value-type="string">
            <text:p>country_name</text:p>
          </table:table-cell>
          <table:table-cell office:value-type="string">
            <text:p>region_id</text:p>
          </table:table-cell>
          <table:table-cell table:number-columns-repeated="8"/>
        </table:table-row>
        <table:table-row table:style-name="ro1">
          <table:table-cell office:value-type="string">
            <text:p>CA</text:p>
          </table:table-cell>
          <table:table-cell office:value-type="string">
            <text:p>Canada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DE</text:p>
          </table:table-cell>
          <table:table-cell office:value-type="string">
            <text:p>Germany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UK</text:p>
          </table:table-cell>
          <table:table-cell office:value-type="string">
            <text:p>United Kingdo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US</text:p>
          </table:table-cell>
          <table:table-cell office:value-type="string">
            <text:p>United States of America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>
            <text:p>DEPARTMENTS </text:p>
          </table:table-cell>
          <table:table-cell table:number-columns-repeated="10"/>
        </table:table-row>
        <table:table-row table:style-name="ro1">
          <table:table-cell office:value-type="string">
            <text:p>department_id</text:p>
          </table:table-cell>
          <table:table-cell office:value-type="string">
            <text:p>department_name</text:p>
          </table:table-cell>
          <table:table-cell office:value-type="string">
            <text:p>manager_id</text:p>
          </table:table-cell>
          <table:table-cell office:value-type="string">
            <text:p>location_id</text:p>
          </table:table-cell>
          <table:table-cell table:number-columns-repeated="7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Administraion</text:p>
          </table:table-cell>
          <table:table-cell office:value-type="float" office:value="200">
            <text:p>200</text:p>
          </table:table-cell>
          <table:table-cell office:value-type="float" office:value="1700">
            <text:p>1700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arketing</text:p>
          </table:table-cell>
          <table:table-cell office:value-type="float" office:value="201">
            <text:p>201</text:p>
          </table:table-cell>
          <table:table-cell office:value-type="float" office:value="1800">
            <text:p>1800</text:p>
          </table:table-cell>
          <table:table-cell table:number-columns-repeated="7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Shipping</text:p>
          </table:table-cell>
          <table:table-cell office:value-type="float" office:value="124">
            <text:p>124</text:p>
          </table:table-cell>
          <table:table-cell office:value-type="float" office:value="1500">
            <text:p>1500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T</text:p>
          </table:table-cell>
          <table:table-cell office:value-type="float" office:value="103">
            <text:p>103</text:p>
          </table:table-cell>
          <table:table-cell office:value-type="float" office:value="1400">
            <text:p>1400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Sales</text:p>
          </table:table-cell>
          <table:table-cell office:value-type="float" office:value="149">
            <text:p>149</text:p>
          </table:table-cell>
          <table:table-cell office:value-type="float" office:value="2500">
            <text:p>2500</text:p>
          </table:table-cell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Executive</text:p>
          </table:table-cell>
          <table:table-cell office:value-type="float" office:value="100">
            <text:p>100</text:p>
          </table:table-cell>
          <table:table-cell office:value-type="float" office:value="1700">
            <text:p>1700</text:p>
          </table:table-cell>
          <table:table-cell table:number-columns-repeated="7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Accounting</text:p>
          </table:table-cell>
          <table:table-cell office:value-type="float" office:value="205">
            <text:p>205</text:p>
          </table:table-cell>
          <table:table-cell office:value-type="float" office:value="1700">
            <text:p>1700</text:p>
          </table:table-cell>
          <table:table-cell table:number-columns-repeated="7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Contracting</text:p>
          </table:table-cell>
          <table:table-cell/>
          <table:table-cell office:value-type="float" office:value="1700">
            <text:p>1700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>
            <text:p>EMPLOYEES</text:p>
          </table:table-cell>
          <table:table-cell table:number-columns-repeated="10"/>
        </table:table-row>
        <table:table-row table:style-name="ro1">
          <table:table-cell office:value-type="string">
            <text:p>Employee_id</text:p>
          </table:table-cell>
          <table:table-cell office:value-type="string">
            <text:p>FIRST_NAME</text:p>
          </table:table-cell>
          <table:table-cell office:value-type="string">
            <text:p>LAST_NAME</text:p>
          </table:table-cell>
          <table:table-cell office:value-type="string">
            <text:p>EMAIL</text:p>
          </table:table-cell>
          <table:table-cell office:value-type="string">
            <text:p>PHONE_NUMBER</text:p>
          </table:table-cell>
          <table:table-cell office:value-type="string">
            <text:p>HIRE_DATE</text:p>
          </table:table-cell>
          <table:table-cell office:value-type="string">
            <text:p>JOB_ID</text:p>
          </table:table-cell>
          <table:table-cell office:value-type="string">
            <text:p>SALARY</text:p>
          </table:table-cell>
          <table:table-cell office:value-type="string">
            <text:p>COMMISSION_PCT</text:p>
          </table:table-cell>
          <table:table-cell office:value-type="string">
            <text:p>MANAGER_ID</text:p>
          </table:table-cell>
          <table:table-cell office:value-type="string">
            <text:p>DEPARTMENT_ID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Steven</text:p>
          </table:table-cell>
          <table:table-cell office:value-type="string">
            <text:p>King</text:p>
          </table:table-cell>
          <table:table-cell office:value-type="string">
            <text:p>SKING</text:p>
          </table:table-cell>
          <table:table-cell office:value-type="float" office:value="1234">
            <text:p>1234</text:p>
          </table:table-cell>
          <table:table-cell table:style-name="ce3" office:value-type="date" office:date-value="1987-06-17">
            <text:p>06/17/87</text:p>
          </table:table-cell>
          <table:table-cell office:value-type="string">
            <text:p>AD_PRES</text:p>
          </table:table-cell>
          <table:table-cell office:value-type="float" office:value="24000">
            <text:p>24000</text:p>
          </table:table-cell>
          <table:table-cell table:number-columns-repeated="2"/>
          <table:table-cell office:value-type="float" office:value="90">
            <text:p>90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Neema</text:p>
          </table:table-cell>
          <table:table-cell office:value-type="string">
            <text:p>Kochhar</text:p>
          </table:table-cell>
          <table:table-cell office:value-type="string">
            <text:p>NKOCCHAR</text:p>
          </table:table-cell>
          <table:table-cell office:value-type="float" office:value="1234">
            <text:p>1234</text:p>
          </table:table-cell>
          <table:table-cell table:style-name="ce3" office:value-type="date" office:date-value="1989-09-21">
            <text:p>09/21/89</text:p>
          </table:table-cell>
          <table:table-cell office:value-type="string">
            <text:p>AD_VP</text:p>
          </table:table-cell>
          <table:table-cell office:value-type="float" office:value="17000">
            <text:p>17000</text:p>
          </table:table-cell>
          <table:table-cell/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Lex</text:p>
          </table:table-cell>
          <table:table-cell office:value-type="string">
            <text:p>De Haan</text:p>
          </table:table-cell>
          <table:table-cell office:value-type="string">
            <text:p>LDEHAAN</text:p>
          </table:table-cell>
          <table:table-cell office:value-type="float" office:value="1234">
            <text:p>1234</text:p>
          </table:table-cell>
          <table:table-cell table:style-name="ce3" office:value-type="date" office:date-value="1993-06-13">
            <text:p>06/13/93</text:p>
          </table:table-cell>
          <table:table-cell office:value-type="string">
            <text:p>AD_VP</text:p>
          </table:table-cell>
          <table:table-cell office:value-type="float" office:value="17000">
            <text:p>17000</text:p>
          </table:table-cell>
          <table:table-cell/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Alexander</text:p>
          </table:table-cell>
          <table:table-cell office:value-type="string">
            <text:p>Hunold</text:p>
          </table:table-cell>
          <table:table-cell office:value-type="string">
            <text:p>AUNOLD</text:p>
          </table:table-cell>
          <table:table-cell office:value-type="float" office:value="1234">
            <text:p>1234</text:p>
          </table:table-cell>
          <table:table-cell table:style-name="ce3" office:value-type="date" office:date-value="1990-06-03">
            <text:p>06/03/90</text:p>
          </table:table-cell>
          <table:table-cell office:value-type="string">
            <text:p>IT_PROG</text:p>
          </table:table-cell>
          <table:table-cell office:value-type="float" office:value="9000">
            <text:p>9000</text:p>
          </table:table-cell>
          <table:table-cell/>
          <table:table-cell office:value-type="float" office:value="102">
            <text:p>10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Bruce</text:p>
          </table:table-cell>
          <table:table-cell office:value-type="string">
            <text:p>Ernst</text:p>
          </table:table-cell>
          <table:table-cell office:value-type="string">
            <text:p>BERNST</text:p>
          </table:table-cell>
          <table:table-cell office:value-type="float" office:value="1234">
            <text:p>1234</text:p>
          </table:table-cell>
          <table:table-cell table:style-name="ce3" office:value-type="date" office:date-value="1991-05-21">
            <text:p>05/21/91</text:p>
          </table:table-cell>
          <table:table-cell office:value-type="string">
            <text:p>IT_PROG</text:p>
          </table:table-cell>
          <table:table-cell office:value-type="float" office:value="6000">
            <text:p>6000</text:p>
          </table:table-cell>
          <table:table-cell/>
          <table:table-cell office:value-type="float" office:value="103">
            <text:p>10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Diana</text:p>
          </table:table-cell>
          <table:table-cell office:value-type="string">
            <text:p>Lorentz</text:p>
          </table:table-cell>
          <table:table-cell office:value-type="string">
            <text:p>DLORENTZ</text:p>
          </table:table-cell>
          <table:table-cell office:value-type="float" office:value="1234">
            <text:p>1234</text:p>
          </table:table-cell>
          <table:table-cell table:style-name="ce3" office:value-type="date" office:date-value="1999-02-07">
            <text:p>02/07/99</text:p>
          </table:table-cell>
          <table:table-cell office:value-type="string">
            <text:p>IT_PROG</text:p>
          </table:table-cell>
          <table:table-cell office:value-type="float" office:value="4200">
            <text:p>4200</text:p>
          </table:table-cell>
          <table:table-cell/>
          <table:table-cell office:value-type="float" office:value="103">
            <text:p>103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Kevin</text:p>
          </table:table-cell>
          <table:table-cell office:value-type="string">
            <text:p>Mourgos</text:p>
          </table:table-cell>
          <table:table-cell office:value-type="string">
            <text:p>KMOURGOS</text:p>
          </table:table-cell>
          <table:table-cell office:value-type="float" office:value="1234">
            <text:p>1234</text:p>
          </table:table-cell>
          <table:table-cell table:style-name="ce3" office:value-type="date" office:date-value="1999-11-16">
            <text:p>11/16/99</text:p>
          </table:table-cell>
          <table:table-cell office:value-type="string">
            <text:p>ST_MAN</text:p>
          </table:table-cell>
          <table:table-cell office:value-type="float" office:value="5800">
            <text:p>5800</text:p>
          </table:table-cell>
          <table:table-cell/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Trenna</text:p>
          </table:table-cell>
          <table:table-cell office:value-type="string">
            <text:p>Rajs</text:p>
          </table:table-cell>
          <table:table-cell office:value-type="string">
            <text:p>TRAJS</text:p>
          </table:table-cell>
          <table:table-cell office:value-type="float" office:value="1234">
            <text:p>1234</text:p>
          </table:table-cell>
          <table:table-cell table:style-name="ce3" office:value-type="date" office:date-value="1995-10-17">
            <text:p>10/17/95</text:p>
          </table:table-cell>
          <table:table-cell office:value-type="string">
            <text:p>ST_CLERK</text:p>
          </table:table-cell>
          <table:table-cell office:value-type="float" office:value="3500">
            <text:p>3500</text:p>
          </table:table-cell>
          <table:table-cell/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Curtis</text:p>
          </table:table-cell>
          <table:table-cell office:value-type="string">
            <text:p>Davies</text:p>
          </table:table-cell>
          <table:table-cell office:value-type="string">
            <text:p>DDAVIES</text:p>
          </table:table-cell>
          <table:table-cell office:value-type="float" office:value="1234">
            <text:p>1234</text:p>
          </table:table-cell>
          <table:table-cell table:style-name="ce3" office:value-type="date" office:date-value="1997-01-29">
            <text:p>01/29/97</text:p>
          </table:table-cell>
          <table:table-cell office:value-type="string">
            <text:p>ST_CLERK</text:p>
          </table:table-cell>
          <table:table-cell office:value-type="float" office:value="3100">
            <text:p>3100</text:p>
          </table:table-cell>
          <table:table-cell/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Randall</text:p>
          </table:table-cell>
          <table:table-cell office:value-type="string">
            <text:p>Matos</text:p>
          </table:table-cell>
          <table:table-cell office:value-type="string">
            <text:p>RMATOS</text:p>
          </table:table-cell>
          <table:table-cell office:value-type="float" office:value="1234">
            <text:p>1234</text:p>
          </table:table-cell>
          <table:table-cell table:style-name="ce3" office:value-type="date" office:date-value="1998-03-15">
            <text:p>03/15/98</text:p>
          </table:table-cell>
          <table:table-cell office:value-type="string">
            <text:p>ST_CLERK</text:p>
          </table:table-cell>
          <table:table-cell office:value-type="float" office:value="2600">
            <text:p>2600</text:p>
          </table:table-cell>
          <table:table-cell/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Peter</text:p>
          </table:table-cell>
          <table:table-cell office:value-type="string">
            <text:p>Vargas</text:p>
          </table:table-cell>
          <table:table-cell office:value-type="string">
            <text:p>PVARGAS</text:p>
          </table:table-cell>
          <table:table-cell office:value-type="float" office:value="1234">
            <text:p>1234</text:p>
          </table:table-cell>
          <table:table-cell table:style-name="ce3" office:value-type="date" office:date-value="1996-07-09">
            <text:p>07/09/96</text:p>
          </table:table-cell>
          <table:table-cell office:value-type="string">
            <text:p>ST_CLERK</text:p>
          </table:table-cell>
          <table:table-cell office:value-type="float" office:value="2500">
            <text:p>2500</text:p>
          </table:table-cell>
          <table:table-cell/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Eleni</text:p>
          </table:table-cell>
          <table:table-cell office:value-type="string">
            <text:p>Zlotkey</text:p>
          </table:table-cell>
          <table:table-cell office:value-type="string">
            <text:p>EZLOTKEY</text:p>
          </table:table-cell>
          <table:table-cell office:value-type="float" office:value="1234">
            <text:p>1234</text:p>
          </table:table-cell>
          <table:table-cell table:style-name="ce3" office:value-type="date" office:date-value="2000-01-29">
            <text:p>01/29/00</text:p>
          </table:table-cell>
          <table:table-cell office:value-type="string">
            <text:p>SA_MAN</text:p>
          </table:table-cell>
          <table:table-cell office:value-type="float" office:value="10500">
            <text:p>105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Ellen</text:p>
          </table:table-cell>
          <table:table-cell office:value-type="string">
            <text:p>Abel</text:p>
          </table:table-cell>
          <table:table-cell office:value-type="string">
            <text:p>EABLE</text:p>
          </table:table-cell>
          <table:table-cell office:value-type="float" office:value="1234">
            <text:p>1234</text:p>
          </table:table-cell>
          <table:table-cell table:style-name="ce3" office:value-type="date" office:date-value="1996-05-11">
            <text:p>05/11/96</text:p>
          </table:table-cell>
          <table:table-cell office:value-type="string">
            <text:p>SA_REP</text:p>
          </table:table-cell>
          <table:table-cell office:value-type="float" office:value="11000">
            <text:p>11000</text:p>
          </table:table-cell>
          <table:table-cell office:value-type="float" office:value="3">
            <text:p>3</text:p>
          </table:table-cell>
          <table:table-cell office:value-type="float" office:value="149">
            <text:p>149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Jonathon</text:p>
          </table:table-cell>
          <table:table-cell office:value-type="string">
            <text:p>Taylor</text:p>
          </table:table-cell>
          <table:table-cell office:value-type="string">
            <text:p>JTAYLOR</text:p>
          </table:table-cell>
          <table:table-cell office:value-type="float" office:value="1234">
            <text:p>1234</text:p>
          </table:table-cell>
          <table:table-cell table:style-name="ce3" office:value-type="date" office:date-value="1998-03-24">
            <text:p>03/24/98</text:p>
          </table:table-cell>
          <table:table-cell office:value-type="string">
            <text:p>SA_REP</text:p>
          </table:table-cell>
          <table:table-cell office:value-type="float" office:value="8600">
            <text:p>8600</text:p>
          </table:table-cell>
          <table:table-cell office:value-type="float" office:value="2">
            <text:p>2</text:p>
          </table:table-cell>
          <table:table-cell office:value-type="float" office:value="149">
            <text:p>149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Kimberely</text:p>
          </table:table-cell>
          <table:table-cell office:value-type="string">
            <text:p>Grant</text:p>
          </table:table-cell>
          <table:table-cell office:value-type="string">
            <text:p>KGRANT</text:p>
          </table:table-cell>
          <table:table-cell office:value-type="float" office:value="1234">
            <text:p>1234</text:p>
          </table:table-cell>
          <table:table-cell table:style-name="ce3" office:value-type="date" office:date-value="1999-05-24">
            <text:p>05/24/99</text:p>
          </table:table-cell>
          <table:table-cell office:value-type="string">
            <text:p>SA_REP</text:p>
          </table:table-cell>
          <table:table-cell office:value-type="float" office:value="7000">
            <text:p>7000</text:p>
          </table:table-cell>
          <table:table-cell office:value-type="float" office:value="15">
            <text:p>15</text:p>
          </table:table-cell>
          <table:table-cell office:value-type="float" office:value="149">
            <text:p>149</text:p>
          </table:table-cell>
          <table:table-cell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Jennifer</text:p>
          </table:table-cell>
          <table:table-cell office:value-type="string">
            <text:p>Whalen</text:p>
          </table:table-cell>
          <table:table-cell office:value-type="string">
            <text:p>JWHALEN</text:p>
          </table:table-cell>
          <table:table-cell office:value-type="float" office:value="1234">
            <text:p>1234</text:p>
          </table:table-cell>
          <table:table-cell table:style-name="ce3" office:value-type="date" office:date-value="1987-09-17">
            <text:p>09/17/87</text:p>
          </table:table-cell>
          <table:table-cell office:value-type="string">
            <text:p>AD_ASST</text:p>
          </table:table-cell>
          <table:table-cell office:value-type="float" office:value="4400">
            <text:p>4400</text:p>
          </table:table-cell>
          <table:table-cell/>
          <table:table-cell office:value-type="float" office:value="101">
            <text:p>10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Michael</text:p>
          </table:table-cell>
          <table:table-cell office:value-type="string">
            <text:p>Hartstem</text:p>
          </table:table-cell>
          <table:table-cell office:value-type="string">
            <text:p>MHARTSTE</text:p>
          </table:table-cell>
          <table:table-cell office:value-type="float" office:value="1234">
            <text:p>1234</text:p>
          </table:table-cell>
          <table:table-cell table:style-name="ce3" office:value-type="date" office:date-value="1996-02-17">
            <text:p>02/17/96</text:p>
          </table:table-cell>
          <table:table-cell office:value-type="string">
            <text:p>MK_MAN</text:p>
          </table:table-cell>
          <table:table-cell office:value-type="float" office:value="13000">
            <text:p>13000</text:p>
          </table:table-cell>
          <table:table-cell/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Pat</text:p>
          </table:table-cell>
          <table:table-cell office:value-type="string">
            <text:p>Fay</text:p>
          </table:table-cell>
          <table:table-cell office:value-type="string">
            <text:p>PFAY</text:p>
          </table:table-cell>
          <table:table-cell office:value-type="float" office:value="1234">
            <text:p>1234</text:p>
          </table:table-cell>
          <table:table-cell table:style-name="ce3" office:value-type="date" office:date-value="1997-08-17">
            <text:p>08/17/97</text:p>
          </table:table-cell>
          <table:table-cell office:value-type="string">
            <text:p>MK_REP</text:p>
          </table:table-cell>
          <table:table-cell office:value-type="float" office:value="6000">
            <text:p>6000</text:p>
          </table:table-cell>
          <table:table-cell/>
          <table:table-cell office:value-type="float" office:value="201">
            <text:p>20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Shelley</text:p>
          </table:table-cell>
          <table:table-cell office:value-type="string">
            <text:p>Higgins</text:p>
          </table:table-cell>
          <table:table-cell office:value-type="string">
            <text:p>SHIGGINS</text:p>
          </table:table-cell>
          <table:table-cell office:value-type="float" office:value="1234">
            <text:p>1234</text:p>
          </table:table-cell>
          <table:table-cell table:style-name="ce3" office:value-type="date" office:date-value="1994-06-07">
            <text:p>06/07/94</text:p>
          </table:table-cell>
          <table:table-cell office:value-type="string">
            <text:p>AC_MGR</text:p>
          </table:table-cell>
          <table:table-cell office:value-type="float" office:value="12000">
            <text:p>12000</text:p>
          </table:table-cell>
          <table:table-cell/>
          <table:table-cell office:value-type="float" office:value="101">
            <text:p>101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William`</text:p>
          </table:table-cell>
          <table:table-cell office:value-type="string">
            <text:p>Gietz</text:p>
          </table:table-cell>
          <table:table-cell office:value-type="string">
            <text:p>WGIETZ</text:p>
          </table:table-cell>
          <table:table-cell office:value-type="float" office:value="1234">
            <text:p>1234</text:p>
          </table:table-cell>
          <table:table-cell table:style-name="ce3" office:value-type="date" office:date-value="1994-06-07">
            <text:p>06/07/94</text:p>
          </table:table-cell>
          <table:table-cell office:value-type="string">
            <text:p>AC_ACCOUNT</text:p>
          </table:table-cell>
          <table:table-cell office:value-type="float" office:value="8300">
            <text:p>8300</text:p>
          </table:table-cell>
          <table:table-cell/>
          <table:table-cell office:value-type="float" office:value="205">
            <text:p>205</text:p>
          </table:table-cell>
          <table:table-cell office:value-type="float" office:value="110">
            <text:p>11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>
            <text:p>JOBS</text:p>
          </table:table-cell>
          <table:table-cell table:number-columns-repeated="10"/>
        </table:table-row>
        <table:table-row table:style-name="ro1">
          <table:table-cell office:value-type="string">
            <text:p>JOB_ID</text:p>
          </table:table-cell>
          <table:table-cell office:value-type="string">
            <text:p>JOB_TITIL</text:p>
          </table:table-cell>
          <table:table-cell office:value-type="string">
            <text:p>MIN_SALARY</text:p>
          </table:table-cell>
          <table:table-cell office:value-type="string">
            <text:p>MAX_SALARY</text:p>
          </table:table-cell>
          <table:table-cell table:number-columns-repeated="7"/>
        </table:table-row>
        <table:table-row table:style-name="ro1">
          <table:table-cell office:value-type="string">
            <text:p>AD_PRES</text:p>
          </table:table-cell>
          <table:table-cell office:value-type="string">
            <text:p>President</text:p>
          </table:table-cell>
          <table:table-cell office:value-type="float" office:value="20000">
            <text:p>20000</text:p>
          </table:table-cell>
          <table:table-cell office:value-type="float" office:value="40000">
            <text:p>40000</text:p>
          </table:table-cell>
          <table:table-cell table:number-columns-repeated="7"/>
        </table:table-row>
        <table:table-row table:style-name="ro2">
          <table:table-cell office:value-type="string">
            <text:p>AD_VP</text:p>
          </table:table-cell>
          <table:table-cell office:value-type="string">
            <text:p>Administraion Vice President</text:p>
          </table:table-cell>
          <table:table-cell office:value-type="float" office:value="15000">
            <text:p>15000</text:p>
          </table:table-cell>
          <table:table-cell office:value-type="float" office:value="30000">
            <text:p>30000</text:p>
          </table:table-cell>
          <table:table-cell table:number-columns-repeated="7"/>
        </table:table-row>
        <table:table-row table:style-name="ro1">
          <table:table-cell office:value-type="string">
            <text:p>AD_ASST</text:p>
          </table:table-cell>
          <table:table-cell office:value-type="string">
            <text:p>Administration Assistant</text:p>
          </table:table-cell>
          <table:table-cell office:value-type="float" office:value="3000">
            <text:p>3000</text:p>
          </table:table-cell>
          <table:table-cell office:value-type="float" office:value="6000">
            <text:p>6000</text:p>
          </table:table-cell>
          <table:table-cell table:number-columns-repeated="7"/>
        </table:table-row>
        <table:table-row table:style-name="ro1">
          <table:table-cell office:value-type="string">
            <text:p>AC_MGR</text:p>
          </table:table-cell>
          <table:table-cell office:value-type="string">
            <text:p>Accounting Manager</text:p>
          </table:table-cell>
          <table:table-cell office:value-type="float" office:value="8200">
            <text:p>8200</text:p>
          </table:table-cell>
          <table:table-cell office:value-type="float" office:value="16000">
            <text:p>16000</text:p>
          </table:table-cell>
          <table:table-cell table:number-columns-repeated="7"/>
        </table:table-row>
        <table:table-row table:style-name="ro1">
          <table:table-cell office:value-type="string">
            <text:p>AC_ACCOUNT</text:p>
          </table:table-cell>
          <table:table-cell office:value-type="string">
            <text:p>Public Accountant</text:p>
          </table:table-cell>
          <table:table-cell office:value-type="float" office:value="4200">
            <text:p>4200</text:p>
          </table:table-cell>
          <table:table-cell office:value-type="float" office:value="9000">
            <text:p>9000</text:p>
          </table:table-cell>
          <table:table-cell table:number-columns-repeated="7"/>
        </table:table-row>
        <table:table-row table:style-name="ro1">
          <table:table-cell office:value-type="string">
            <text:p>SA_MAN</text:p>
          </table:table-cell>
          <table:table-cell office:value-type="string">
            <text:p>Sales Manager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table:number-columns-repeated="7"/>
        </table:table-row>
        <table:table-row table:style-name="ro2">
          <table:table-cell office:value-type="string">
            <text:p>SA_REP</text:p>
          </table:table-cell>
          <table:table-cell office:value-type="string">
            <text:p>Sales Reprentative</text:p>
          </table:table-cell>
          <table:table-cell office:value-type="float" office:value="6000">
            <text:p>6000</text:p>
          </table:table-cell>
          <table:table-cell office:value-type="float" office:value="12000">
            <text:p>12000</text:p>
          </table:table-cell>
          <table:table-cell table:number-columns-repeated="7"/>
        </table:table-row>
        <table:table-row table:style-name="ro1">
          <table:table-cell office:value-type="string">
            <text:p>ST_MAN</text:p>
          </table:table-cell>
          <table:table-cell office:value-type="string">
            <text:p>Stock Manager</text:p>
          </table:table-cell>
          <table:table-cell office:value-type="float" office:value="5500">
            <text:p>5500</text:p>
          </table:table-cell>
          <table:table-cell office:value-type="float" office:value="8500">
            <text:p>8500</text:p>
          </table:table-cell>
          <table:table-cell table:number-columns-repeated="7"/>
        </table:table-row>
        <table:table-row table:style-name="ro1">
          <table:table-cell office:value-type="string">
            <text:p>ST_CLERK</text:p>
          </table:table-cell>
          <table:table-cell office:value-type="string">
            <text:p>Stock Clerk</text:p>
          </table:table-cell>
          <table:table-cell office:value-type="float" office:value="2000">
            <text:p>2000</text:p>
          </table:table-cell>
          <table:table-cell office:value-type="float" office:value="5000">
            <text:p>5000</text:p>
          </table:table-cell>
          <table:table-cell table:number-columns-repeated="7"/>
        </table:table-row>
        <table:table-row table:style-name="ro2">
          <table:table-cell office:value-type="string">
            <text:p>IT_PROG</text:p>
          </table:table-cell>
          <table:table-cell office:value-type="string">
            <text:p>Programmeer</text:p>
          </table:table-cell>
          <table:table-cell office:value-type="float" office:value="4000">
            <text:p>4000</text:p>
          </table:table-cell>
          <table:table-cell office:value-type="float" office:value="10000">
            <text:p>10000</text:p>
          </table:table-cell>
          <table:table-cell table:number-columns-repeated="7"/>
        </table:table-row>
        <table:table-row table:style-name="ro1">
          <table:table-cell office:value-type="string">
            <text:p>MK_MAN</text:p>
          </table:table-cell>
          <table:table-cell office:value-type="string">
            <text:p>Marketing Manager</text:p>
          </table:table-cell>
          <table:table-cell office:value-type="float" office:value="9000">
            <text:p>9000</text:p>
          </table:table-cell>
          <table:table-cell office:value-type="float" office:value="15000">
            <text:p>15000</text:p>
          </table:table-cell>
          <table:table-cell table:number-columns-repeated="7"/>
        </table:table-row>
        <table:table-row table:style-name="ro2">
          <table:table-cell office:value-type="string">
            <text:p>MK_REP</text:p>
          </table:table-cell>
          <table:table-cell office:value-type="string">
            <text:p>Marketing Reprentative</text:p>
          </table:table-cell>
          <table:table-cell office:value-type="float" office:value="4000">
            <text:p>4000</text:p>
          </table:table-cell>
          <table:table-cell office:value-type="float" office:value="9000">
            <text:p>9000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>
            <text:p>JOB_GRADES</text:p>
          </table:table-cell>
          <table:table-cell table:number-columns-repeated="10"/>
        </table:table-row>
        <table:table-row table:style-name="ro1">
          <table:table-cell office:value-type="string">
            <text:p>GRADE_LEVEL</text:p>
          </table:table-cell>
          <table:table-cell office:value-type="string">
            <text:p>LOWEST_SAL</text:p>
          </table:table-cell>
          <table:table-cell office:value-type="string">
            <text:p>HIGHEST_SAL</text:p>
          </table:table-cell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office:value-type="float" office:value="1000">
            <text:p>1000</text:p>
          </table:table-cell>
          <table:table-cell office:value-type="float" office:value="2999">
            <text:p>2999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office:value-type="float" office:value="3000">
            <text:p>3000</text:p>
          </table:table-cell>
          <table:table-cell office:value-type="float" office:value="5999">
            <text:p>5999</text:p>
          </table:table-cell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office:value-type="float" office:value="6000">
            <text:p>6000</text:p>
          </table:table-cell>
          <table:table-cell office:value-type="float" office:value="9999">
            <text:p>9999</text:p>
          </table:table-cell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office:value-type="float" office:value="10000">
            <text:p>10000</text:p>
          </table:table-cell>
          <table:table-cell office:value-type="float" office:value="14999">
            <text:p>14999</text:p>
          </table:table-cell>
          <table:table-cell table:number-columns-repeated="8"/>
        </table:table-row>
        <table:table-row table:style-name="ro1">
          <table:table-cell office:value-type="string">
            <text:p>E</text:p>
          </table:table-cell>
          <table:table-cell office:value-type="float" office:value="15000">
            <text:p>15000</text:p>
          </table:table-cell>
          <table:table-cell office:value-type="float" office:value="24999">
            <text:p>24999</text:p>
          </table:table-cell>
          <table:table-cell table:number-columns-repeated="8"/>
        </table:table-row>
        <table:table-row table:style-name="ro1">
          <table:table-cell office:value-type="string">
            <text:p>F</text:p>
          </table:table-cell>
          <table:table-cell office:value-type="float" office:value="25000">
            <text:p>25000</text:p>
          </table:table-cell>
          <table:table-cell office:value-type="float" office:value="40000">
            <text:p>40000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>
            <text:p>JOB_HISTORY</text:p>
          </table:table-cell>
          <table:table-cell table:number-columns-repeated="10"/>
        </table:table-row>
        <table:table-row table:style-name="ro1">
          <table:table-cell office:value-type="string">
            <text:p>Employee_id</text:p>
          </table:table-cell>
          <table:table-cell office:value-type="string">
            <text:p>START_DATE</text:p>
          </table:table-cell>
          <table:table-cell office:value-type="string">
            <text:p>END_DATE</text:p>
          </table:table-cell>
          <table:table-cell office:value-type="string">
            <text:p>JOB_ID</text:p>
          </table:table-cell>
          <table:table-cell office:value-type="string">
            <text:p>DEPARTMENT_ID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table:style-name="ce2" office:value-type="date" office:date-value="1993-06-13">
            <text:p>6/13/93</text:p>
          </table:table-cell>
          <table:table-cell table:style-name="ce3" office:value-type="date" office:date-value="1998-07-24">
            <text:p>07/24/98</text:p>
          </table:table-cell>
          <table:table-cell office:value-type="string">
            <text:p>IT_PROG</text:p>
          </table:table-cell>
          <table:table-cell office:value-type="float" office:value="60">
            <text:p>60</text:p>
          </table:table-cell>
          <table:table-cell table:number-columns-repeated="6"/>
        </table:table-row>
        <table:table-row table:style-name="ro1">
          <table:table-cell office:value-type="float" office:value="101">
            <text:p>101</text:p>
          </table:table-cell>
          <table:table-cell table:style-name="ce3" office:value-type="date" office:date-value="1989-09-21">
            <text:p>09/21/89</text:p>
          </table:table-cell>
          <table:table-cell table:style-name="ce3" office:value-type="date" office:date-value="1996-10-27">
            <text:p>10/27/96</text:p>
          </table:table-cell>
          <table:table-cell office:value-type="string">
            <text:p>AC_ACCOUNT</text:p>
          </table:table-cell>
          <table:table-cell office:value-type="float" office:value="110">
            <text:p>110</text:p>
          </table:table-cell>
          <table:table-cell table:number-columns-repeated="6"/>
        </table:table-row>
        <table:table-row table:style-name="ro1">
          <table:table-cell office:value-type="float" office:value="101">
            <text:p>101</text:p>
          </table:table-cell>
          <table:table-cell table:style-name="ce3" office:value-type="date" office:date-value="1993-10-28">
            <text:p>10/28/93</text:p>
          </table:table-cell>
          <table:table-cell table:style-name="ce3" office:value-type="date" office:date-value="1997-03-15">
            <text:p>03/15/97</text:p>
          </table:table-cell>
          <table:table-cell office:value-type="string">
            <text:p>AC_MGR</text:p>
          </table:table-cell>
          <table:table-cell office:value-type="float" office:value="110">
            <text:p>110</text:p>
          </table:table-cell>
          <table:table-cell table:number-columns-repeated="6"/>
        </table:table-row>
        <table:table-row table:style-name="ro1">
          <table:table-cell office:value-type="float" office:value="201">
            <text:p>201</text:p>
          </table:table-cell>
          <table:table-cell table:style-name="ce3" office:value-type="date" office:date-value="1996-02-17">
            <text:p>02/17/96</text:p>
          </table:table-cell>
          <table:table-cell table:style-name="ce3" office:value-type="date" office:date-value="1999-12-19">
            <text:p>12/19/99</text:p>
          </table:table-cell>
          <table:table-cell office:value-type="string">
            <text:p>MK_REP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office:value-type="float" office:value="114">
            <text:p>114</text:p>
          </table:table-cell>
          <table:table-cell table:style-name="ce3" office:value-type="date" office:date-value="1998-03-24">
            <text:p>03/24/98</text:p>
          </table:table-cell>
          <table:table-cell table:style-name="ce3" office:value-type="date" office:date-value="1999-12-31">
            <text:p>12/31/99</text:p>
          </table:table-cell>
          <table:table-cell office:value-type="string">
            <text:p>ST_CLERK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1">
          <table:table-cell office:value-type="float" office:value="122">
            <text:p>122</text:p>
          </table:table-cell>
          <table:table-cell table:style-name="ce3" office:value-type="date" office:date-value="1999-01-01">
            <text:p>01/01/99</text:p>
          </table:table-cell>
          <table:table-cell table:style-name="ce3" office:value-type="date" office:date-value="1999-12-31">
            <text:p>12/31/99</text:p>
          </table:table-cell>
          <table:table-cell office:value-type="string">
            <text:p>ST_CLERK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table:style-name="ce3" office:value-type="date" office:date-value="1987-09-17">
            <text:p>09/17/87</text:p>
          </table:table-cell>
          <table:table-cell table:style-name="ce3" office:value-type="date" office:date-value="1993-06-17">
            <text:p>06/17/93</text:p>
          </table:table-cell>
          <table:table-cell office:value-type="string">
            <text:p>AD_ASST</text:p>
          </table:table-cell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 office:value-type="float" office:value="176">
            <text:p>176</text:p>
          </table:table-cell>
          <table:table-cell table:style-name="ce3" office:value-type="date" office:date-value="1998-03-24">
            <text:p>03/24/98</text:p>
          </table:table-cell>
          <table:table-cell table:style-name="ce3" office:value-type="date" office:date-value="1998-12-31">
            <text:p>12/31/98</text:p>
          </table:table-cell>
          <table:table-cell office:value-type="string">
            <text:p>SA_REP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1">
          <table:table-cell office:value-type="float" office:value="176">
            <text:p>176</text:p>
          </table:table-cell>
          <table:table-cell table:style-name="ce3" office:value-type="date" office:date-value="1999-06-01">
            <text:p>06/01/99</text:p>
          </table:table-cell>
          <table:table-cell table:style-name="ce3" office:value-type="date" office:date-value="1999-12-31">
            <text:p>12/31/99</text:p>
          </table:table-cell>
          <table:table-cell office:value-type="string">
            <text:p>SA_MAN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table:style-name="ce3" office:value-type="date" office:date-value="1994-07-01">
            <text:p>07/01/94</text:p>
          </table:table-cell>
          <table:table-cell table:style-name="ce3" office:value-type="date" office:date-value="1998-12-31">
            <text:p>12/31/98</text:p>
          </table:table-cell>
          <table:table-cell office:value-type="string">
            <text:p>AC_ACCOUNT</text:p>
          </table:table-cell>
          <table:table-cell office:value-type="float" office:value="90">
            <text:p>90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>
            <text:p>LOCATIONS</text:p>
          </table:table-cell>
          <table:table-cell table:number-columns-repeated="10"/>
        </table:table-row>
        <table:table-row table:style-name="ro1">
          <table:table-cell office:value-type="string">
            <text:p>LOCATION_ID</text:p>
          </table:table-cell>
          <table:table-cell office:value-type="string">
            <text:p>STREET_ADDRESS</text:p>
          </table:table-cell>
          <table:table-cell office:value-type="string">
            <text:p>POSTAL_CODE</text:p>
          </table:table-cell>
          <table:table-cell office:value-type="string">
            <text:p>CITY</text:p>
          </table:table-cell>
          <table:table-cell office:value-type="string">
            <text:p>STATE_PROVINCE</text:p>
          </table:table-cell>
          <table:table-cell office:value-type="string">
            <text:p>COUNTRY_ID</text:p>
          </table:table-cell>
          <table:table-cell table:number-columns-repeated="5"/>
        </table:table-row>
        <table:table-row table:style-name="ro2">
          <table:table-cell office:value-type="float" office:value="1400">
            <text:p>1400</text:p>
          </table:table-cell>
          <table:table-cell/>
          <table:table-cell office:value-type="float" office:value="26192">
            <text:p>26192</text:p>
          </table:table-cell>
          <table:table-cell office:value-type="string">
            <text:p>Southlake</text:p>
          </table:table-cell>
          <table:table-cell office:value-type="string">
            <text:p>Texas</text:p>
          </table:table-cell>
          <table:table-cell office:value-type="string">
            <text:p>US</text:p>
          </table:table-cell>
          <table:table-cell table:number-columns-repeated="5"/>
        </table:table-row>
        <table:table-row table:style-name="ro1">
          <table:table-cell office:value-type="float" office:value="1500">
            <text:p>1500</text:p>
          </table:table-cell>
          <table:table-cell/>
          <table:table-cell office:value-type="float" office:value="98236">
            <text:p>98236</text:p>
          </table:table-cell>
          <table:table-cell office:value-type="string">
            <text:p>South San Francisco</text:p>
          </table:table-cell>
          <table:table-cell office:value-type="string">
            <text:p>California</text:p>
          </table:table-cell>
          <table:table-cell office:value-type="string">
            <text:p>US</text:p>
          </table:table-cell>
          <table:table-cell table:number-columns-repeated="5"/>
        </table:table-row>
        <table:table-row table:style-name="ro1">
          <table:table-cell office:value-type="float" office:value="1700">
            <text:p>1700</text:p>
          </table:table-cell>
          <table:table-cell/>
          <table:table-cell office:value-type="float" office:value="98199">
            <text:p>98199</text:p>
          </table:table-cell>
          <table:table-cell office:value-type="string">
            <text:p>Seattle</text:p>
          </table:table-cell>
          <table:table-cell office:value-type="string">
            <text:p>Washington</text:p>
          </table:table-cell>
          <table:table-cell office:value-type="string">
            <text:p>US</text:p>
          </table:table-cell>
          <table:table-cell table:number-columns-repeated="5"/>
        </table:table-row>
        <table:table-row table:style-name="ro1">
          <table:table-cell office:value-type="float" office:value="1800">
            <text:p>1800</text:p>
          </table:table-cell>
          <table:table-cell/>
          <table:table-cell office:value-type="string">
            <text:p>ON MSS 1XB</text:p>
          </table:table-cell>
          <table:table-cell office:value-type="string">
            <text:p>Toronto</text:p>
          </table:table-cell>
          <table:table-cell office:value-type="string">
            <text:p>Ontario</text:p>
          </table:table-cell>
          <table:table-cell office:value-type="string">
            <text:p>CA</text:p>
          </table:table-cell>
          <table:table-cell table:number-columns-repeated="5"/>
        </table:table-row>
        <table:table-row table:style-name="ro1">
          <table:table-cell office:value-type="float" office:value="2500">
            <text:p>2500</text:p>
          </table:table-cell>
          <table:table-cell/>
          <table:table-cell office:value-type="string">
            <text:p>OX9 9ZB</text:p>
          </table:table-cell>
          <table:table-cell table:number-columns-repeated="2" office:value-type="string">
            <text:p>Oxford</text:p>
          </table:table-cell>
          <table:table-cell office:value-type="string">
            <text:p>UK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>
            <text:p>REGIONS</text:p>
          </table:table-cell>
          <table:table-cell table:number-columns-repeated="10"/>
        </table:table-row>
        <table:table-row table:style-name="ro1">
          <table:table-cell office:value-type="string">
            <text:p>REGION_ID</text:p>
          </table:table-cell>
          <table:table-cell office:value-type="string">
            <text:p>REGION_NAME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urope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mericas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ia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iddle East and Africa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/>
      <number:text>ON-</number:text>
      <number:year number:style="long"/>
    </number:dat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6/27/2016</text:date>, <text:time>17:0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tendra agarwal</meta:initial-creator>
    <meta:creation-date>2016-06-27T12:43:03.41</meta:creation-date>
    <dc:date>2016-06-27T17:05:02.43</dc:date>
    <dc:creator>Jitendra Agarwal</dc:creator>
    <meta:editing-duration>PT22M12S</meta:editing-duration>
    <meta:editing-cycles>9</meta:editing-cycles>
    <meta:generator>OpenOffice.org/3.3$Win32 OpenOffice.org_project/330m20$Build-9567</meta:generator>
    <meta:document-statistic meta:table-count="3" meta:cell-count="440" meta:object-count="0"/>
  </office:meta>
</office:document-meta>
</file>